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5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f560c" officeooo:paragraph-rsid="000f560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normal" officeooo:rsid="001304a5" officeooo:paragraph-rsid="001304a5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304a5" style:font-size-asian="11pt" style:font-weight-asian="bold" style:font-size-complex="11pt" style:font-weight-complex="bold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6">A) <text:span text:style-name="T1">diu </text:span>que hi ha coses i vols<text:span text:style-name="T1"> fer un commit</text:span></text:p>
      <text:p text:style-name="P4"/>
      <text:p text:style-name="P13">git commit -a</text:p>
      <text:p text:style-name="P16">si no diu res és pq no tens res o pq ja has fet commit i ho has pujat o no</text:p>
      <text:p text:style-name="P16"/>
      <text:p text:style-name="P16">baixar el que hi hagi:</text:p>
      <text:p text:style-name="P13">git pull --rebase</text:p>
      <text:p text:style-name="P16"/>
      <text:p text:style-name="P16">el rebase cal pq potser sí que tenies un commit ho sincronitza tot bé</text:p>
      <text:p text:style-name="P17">si hi ha problemes de merge anar a: <text:span text:style-name="T2">Problemes de merge</text:span></text:p>
      <text:p text:style-name="P16"/>
      <text:p text:style-name="P16">amb git log o git show pots saber si tens algo per pujar, o pots consultar el gitg pujar amb:</text:p>
      <text:p text:style-name="P13">git push</text:p>
      <text:p text:style-name="P16"/>
      <text:p text:style-name="P16">si un vol pujar troços d’arxiu pot fer:</text:p>
      <text:p text:style-name="P13">git commit arxiu -p</text:p>
      <text:p text:style-name="P13"/>
      <text:p text:style-name="P12">o també de múltiples arxius:</text:p>
      <text:p text:style-name="P14">git commit -p</text:p>
      <text:p text:style-name="P14"/>
      <text:p text:style-name="P9"/>
      <text:p text:style-name="P8">B) diu que hi ha coses i no vols fer commit</text:p>
      <text:p text:style-name="P9"/>
      <text:p text:style-name="P12">Mires si tens coses ja stashed:</text:p>
      <text:p text:style-name="P14">git stash list </text:p>
      <text:p text:style-name="P14"/>
      <text:p text:style-name="P12">Si no en tens fas un git stash</text:p>
      <text:p text:style-name="P14">git stash</text:p>
      <text:p text:style-name="P14"/>
      <text:p text:style-name="P12">baixes el codi sincronitzant amb els teus commits</text:p>
      <text:p text:style-name="P14">git pull --rebase</text:p>
      <text:p text:style-name="P14"/>
      <text:p text:style-name="P12">puges commits que tinguis per pujar</text:p>
      <text:p text:style-name="P14">git push</text:p>
      <text:p text:style-name="P14"/>
      <text:p text:style-name="P12">recuperes les teves coses que tinguis a mitges</text:p>
      <text:p text:style-name="P14">git stash apply</text:p>
      <text:p text:style-name="P10"/>
      <text:p text:style-name="P3"/>
      <text:p text:style-name="P7">Problemes de merge</text:p>
      <text:p text:style-name="P5"/>
      <text:p text:style-name="P17">Et diu que s’ha de resoldre conflictes. Obres l’arxiu o arxius que et diu que estan afectats</text:p>
      <text:p text:style-name="P17">Cerques ====== <text:s text:c="4"/>Resols problemes (HEAD) és el que hi ha al servidor</text:p>
      <text:p text:style-name="P17"/>
      <text:p text:style-name="P15">git add nom_arxiu</text:p>
      <text:p text:style-name="P15">git rebase -- continue</text:p>
      <text:p text:style-name="P15">git push</text:p>
      <text:p text:style-name="P16"/>
      <text:p text:style-name="P19">Has fet <text:span text:style-name="T2">canvis a un arxiu però ja no els vols</text:span> i no vols ni guardar-los a stash</text:p>
      <text:p text:style-name="P19"/>
      <text:p text:style-name="P18"><text:span text:style-name="T3">git </text:span><text:span text:style-name="T5">checkout</text:span><text:span text:style-name="T3"> -- </text:span><text:span text:style-name="T4">arxiu</text:span></text:p>
      <text:p text:style-name="P11"/>
      <text:p text:style-name="P20">Anirem actualitzant això quan fem un ús més avançat (branches, ...)</text:p>
      <text:p text:style-name="P22"><text:soft-page-break/>Merge with a remote branch</text:p>
      <text:p text:style-name="P21"/>
      <text:p text:style-name="P21"><text:span text:style-name="T3">git remote add ylatuya </text:span><text:a xlink:type="simple" xlink:href="https://github.com/ylatuya/chronojump" text:style-name="Internet_20_link" text:visited-style-name="Visited_20_Internet_20_Link"><text:span text:style-name="T3">https://github.com/ylatuya/chronojump</text:span></text:a></text:p>
      <text:p text:style-name="P23">git merge ylatuya/macos-pkg </text:p>
      <text:p text:style-name="P21"/>
      <text:p text:style-name="P22">Problems with branchings</text:p>
      <text:p text:style-name="P21"/>
      <text:p text:style-name="P21">use git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9-10-24T09:50:52.407348415</meta:creation-date>
    <dc:date>2020-06-04T10:27:08.986747696</dc:date>
    <dc:creator>xavier </dc:creator>
    <meta:editing-duration>PT30M19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2" meta:paragraph-count="40" meta:word-count="277" meta:character-count="1399" meta:non-whitespace-character-count="1157"/>
  </office:meta>
</office:document-meta>
</file>